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8.091in" table:align="margins" style:writing-mode="lr-tb"/>
    </style:style>
    <style:style style:name="Table1.A" style:family="table-column">
      <style:table-column-properties style:column-width="2.0229in" style:rel-column-width="16383*"/>
    </style:style>
    <style:style style:name="Table1.D" style:family="table-column">
      <style:table-column-properties style:column-width="2.0229in" style:rel-column-width="16386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091in" table:align="margins" style:writing-mode="lr-tb"/>
    </style:style>
    <style:style style:name="Table2.A" style:family="table-column">
      <style:table-column-properties style:column-width="4.0451in" style:rel-column-width="5825*"/>
    </style:style>
    <style:style style:name="Table2.B" style:family="table-column">
      <style:table-column-properties style:column-width="4.0458in" style:rel-column-width="5826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2c57c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Heading_20_1">
      <style:paragraph-properties fo:break-before="page"/>
      <style:text-properties officeooo:rsid="00244dbc" officeooo:paragraph-rsid="00244dbc"/>
    </style:style>
    <style:style style:name="P6" style:family="paragraph" style:parent-style-name="Text_20_body_20__28_WW_29_">
      <style:text-properties officeooo:rsid="00244dbc" officeooo:paragraph-rsid="00244dbc"/>
    </style:style>
    <style:style style:name="P7" style:family="paragraph" style:parent-style-name="Text_20_body_20__28_WW_29_">
      <style:text-properties officeooo:rsid="00244dbc" officeooo:paragraph-rsid="00325eec"/>
    </style:style>
    <style:style style:name="P8" style:family="paragraph" style:parent-style-name="Subtitle">
      <style:text-properties officeooo:paragraph-rsid="001ef636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39bf6f" officeooo:paragraph-rsid="0039bf6f" style:font-name-asian="Times New Roman1" style:font-weight-asian="bold" style:font-name-complex="Times New Roman1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39bf6f" officeooo:paragraph-rsid="0039bf6f" style:font-name-asian="Times New Roman1" style:font-weight-asian="normal" style:font-name-complex="Times New Roman1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4043ae" officeooo:paragraph-rsid="004043ae" style:font-name-asian="Times New Roman1" style:font-weight-asian="normal" style:font-name-complex="Times New Roman1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41b98e" officeooo:paragraph-rsid="0041b98e" style:font-name-asian="Times New Roman1" style:font-weight-asian="normal" style:font-name-complex="Times New Roman1" style:font-weight-complex="normal"/>
    </style:style>
    <style:style style:name="P13" style:family="paragraph" style:parent-style-name="Contents_20_1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text-properties officeooo:rsid="004274de" officeooo:paragraph-rsid="004274de"/>
    </style:style>
    <style:style style:name="P17" style:family="paragraph" style:parent-style-name="Heading_20_1">
      <style:text-properties officeooo:rsid="0057450d" officeooo:paragraph-rsid="0057450d"/>
    </style:style>
    <style:style style:name="P18" style:family="paragraph" style:parent-style-name="Heading_20_1">
      <style:text-properties officeooo:rsid="005e3a00" officeooo:paragraph-rsid="005e3a00"/>
    </style:style>
    <style:style style:name="P19" style:family="paragraph" style:parent-style-name="Standard" style:master-page-name="First_20_Page">
      <style:paragraph-properties fo:text-align="center" style:justify-single-word="false" style:page-number="auto"/>
    </style:style>
    <style:style style:name="P20" style:family="paragraph" style:parent-style-name="Standard">
      <style:paragraph-properties fo:text-align="center" style:justify-single-word="false"/>
      <style:text-properties officeooo:paragraph-rsid="0022c57c"/>
    </style:style>
    <style:style style:name="P21" style:family="paragraph" style:parent-style-name="Standard">
      <style:paragraph-properties fo:text-align="center" style:justify-single-word="false" fo:break-before="page"/>
      <style:text-properties officeooo:paragraph-rsid="0022c57c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50b367" officeooo:paragraph-rsid="0050b36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51dab9" officeooo:paragraph-rsid="0051dab9"/>
    </style:style>
    <style:style style:name="P24" style:family="paragraph" style:parent-style-name="Text_20_body">
      <style:text-properties officeooo:paragraph-rsid="00479830"/>
    </style:style>
    <style:style style:name="P25" style:family="paragraph" style:parent-style-name="Text_20_body">
      <style:text-properties officeooo:paragraph-rsid="0047b227"/>
    </style:style>
    <style:style style:name="P26" style:family="paragraph" style:parent-style-name="Text_20_body">
      <style:text-properties officeooo:paragraph-rsid="0049fd6c"/>
    </style:style>
    <style:style style:name="P27" style:family="paragraph" style:parent-style-name="Text_20_body">
      <style:text-properties officeooo:paragraph-rsid="004cf38f"/>
    </style:style>
    <style:style style:name="P28" style:family="paragraph" style:parent-style-name="Text_20_body">
      <style:text-properties officeooo:rsid="0050b367" officeooo:paragraph-rsid="0050b367"/>
    </style:style>
    <style:style style:name="P29" style:family="paragraph" style:parent-style-name="Text_20_body">
      <style:text-properties officeooo:rsid="00535ca9" officeooo:paragraph-rsid="00535ca9"/>
    </style:style>
    <style:style style:name="P30" style:family="paragraph" style:parent-style-name="Text_20_body_20__28_WW_29_">
      <style:text-properties officeooo:rsid="0043b44a" officeooo:paragraph-rsid="0043b44a"/>
    </style:style>
    <style:style style:name="P31" style:family="paragraph" style:parent-style-name="Text_20_body_20__28_WW_29_">
      <style:text-properties officeooo:rsid="0057450d" officeooo:paragraph-rsid="0057450d"/>
    </style:style>
    <style:style style:name="P32" style:family="paragraph" style:parent-style-name="Text_20_body_20__28_WW_29_">
      <style:text-properties officeooo:rsid="005e3a00" officeooo:paragraph-rsid="005e3a00"/>
    </style:style>
    <style:style style:name="P33" style:family="paragraph" style:parent-style-name="Text_20_body_20__28_WW_29_">
      <style:text-properties fo:font-size="11pt" officeooo:rsid="005e3a00" officeooo:paragraph-rsid="005e3a00" style:font-size-asian="11pt" style:font-size-complex="11pt"/>
    </style:style>
    <style:style style:name="T1" style:family="text">
      <style:text-properties officeooo:rsid="001ceeab"/>
    </style:style>
    <style:style style:name="T2" style:family="text">
      <style:text-properties officeooo:rsid="002078b7"/>
    </style:style>
    <style:style style:name="T3" style:family="text">
      <style:text-properties officeooo:rsid="0022582e"/>
    </style:style>
    <style:style style:name="T4" style:family="text">
      <style:text-properties officeooo:rsid="002b7d8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9deee"/>
    </style:style>
    <style:style style:name="T7" style:family="text">
      <style:text-properties style:text-underline-style="solid" style:text-underline-width="auto" style:text-underline-color="font-color" officeooo:rsid="002b7bac"/>
    </style:style>
    <style:style style:name="T8" style:family="text">
      <style:text-properties style:text-underline-style="solid" style:text-underline-width="auto" style:text-underline-color="font-color" officeooo:rsid="002cb0f9"/>
    </style:style>
    <style:style style:name="T9" style:family="text">
      <style:text-properties style:text-underline-style="solid" style:text-underline-width="auto" style:text-underline-color="font-color" officeooo:rsid="002fa393"/>
    </style:style>
    <style:style style:name="T10" style:family="text">
      <style:text-properties style:text-underline-style="none"/>
    </style:style>
    <style:style style:name="T11" style:family="text">
      <style:text-properties officeooo:rsid="003dd027"/>
    </style:style>
    <style:style style:name="T12" style:family="text">
      <style:text-properties officeooo:rsid="003ec801"/>
    </style:style>
    <style:style style:name="T13" style:family="text">
      <style:text-properties officeooo:rsid="0043b44a"/>
    </style:style>
    <style:style style:name="T14" style:family="text">
      <style:text-properties officeooo:rsid="0043bf57"/>
    </style:style>
    <style:style style:name="T15" style:family="text">
      <style:text-properties fo:font-weight="bold" officeooo:rsid="0043bf57" style:font-weight-asian="bold" style:font-weight-complex="bold"/>
    </style:style>
    <style:style style:name="T16" style:family="text">
      <style:text-properties fo:font-weight="bold" officeooo:rsid="0043b44a" style:font-weight-asian="bold" style:font-weight-complex="bold"/>
    </style:style>
    <style:style style:name="T17" style:family="text">
      <style:text-properties fo:font-weight="bold" officeooo:rsid="00479830" style:font-weight-asian="bold" style:font-weight-complex="bold"/>
    </style:style>
    <style:style style:name="T18" style:family="text">
      <style:text-properties fo:font-weight="bold" officeooo:rsid="0049d711" style:font-weight-asian="bold" style:font-weight-complex="bold"/>
    </style:style>
    <style:style style:name="T19" style:family="text">
      <style:text-properties fo:font-weight="bold" officeooo:rsid="0049fd6c" style:font-weight-asian="bold" style:font-weight-complex="bold"/>
    </style:style>
    <style:style style:name="T20" style:family="text">
      <style:text-properties fo:font-weight="bold" officeooo:rsid="004f0878" style:font-weight-asian="bold" style:font-weight-complex="bold"/>
    </style:style>
    <style:style style:name="T21" style:family="text">
      <style:text-properties officeooo:rsid="0047b227"/>
    </style:style>
    <style:style style:name="T22" style:family="text">
      <style:text-properties officeooo:rsid="0048b5d7"/>
    </style:style>
    <style:style style:name="T23" style:family="text">
      <style:text-properties officeooo:rsid="0049fd6c"/>
    </style:style>
    <style:style style:name="T24" style:family="text">
      <style:text-properties officeooo:rsid="004cf38f"/>
    </style:style>
    <style:style style:name="T25" style:family="text">
      <style:text-properties officeooo:rsid="004d2968"/>
    </style:style>
    <style:style style:name="T26" style:family="text">
      <style:text-properties officeooo:rsid="004f0878"/>
    </style:style>
    <style:style style:name="T27" style:family="text">
      <style:text-properties officeooo:rsid="0054e68c"/>
    </style:style>
    <style:style style:name="T28" style:family="text">
      <style:text-properties officeooo:rsid="005a685c"/>
    </style:style>
    <style:style style:name="T29" style:family="text">
      <style:text-properties officeooo:rsid="005c51ee"/>
    </style:style>
    <style:style style:name="T30" style:family="text">
      <style:text-properties officeooo:rsid="005d7ce1"/>
    </style:style>
    <style:style style:name="T31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itle">Отчёт</text:p>
      <text:p text:style-name="Subtitle">по лабораторной работе №<text:span text:style-name="T1">4</text:span></text:p>
      <text:p text:style-name="P8">«Исследование протоколов, форматов обмена информацией и языков разметки документов»</text:p>
      <text:p text:style-name="Subtitle">вариант <text:span text:style-name="T2">№1</text:span><text:span text:style-name="T11">8</text:span></text:p>
      <text:p text:style-name="P2"/>
      <text:p text:style-name="P2"/>
      <text:p text:style-name="P2"/>
      <text:p text:style-name="P2"/>
      <text:p text:style-name="P2"/>
      <text:p text:style-name="P2"/>
      <text:p text:style-name="P4">Выполнил: Тимошкин Р. В., группа P3131</text:p>
      <text:p text:style-name="P4">Преподаватель: <text:span text:style-name="T3">Авксентьева Е. Ю.</text:span></text:p>
      <text:p text:style-name="P2"/>
      <text:p text:style-name="P2"/>
      <text:p text:style-name="P3">Санкт-Петербург</text:p>
      <text:p text:style-name="P3">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Содержание</text:p>
          </text:index-title>
          <text:p text:style-name="P13"><text:a xlink:type="simple" xlink:href="#__RefHeading___Toc437_283474543" text:style-name="Index_20_Link" text:visited-style-name="Index_20_Link">Текст задания<text:tab/>3</text:a></text:p>
          <text:p text:style-name="P13"><text:a xlink:type="simple" xlink:href="#__RefHeading___Toc439_283474543" text:style-name="Index_20_Link" text:visited-style-name="Index_20_Link">Основные этапы выполнения<text:tab/>4</text:a></text:p>
          <text:p text:style-name="P14"><text:a xlink:type="simple" xlink:href="#__RefHeading___Toc441_283474543" text:style-name="Index_20_Link" text:visited-style-name="Index_20_Link">1. Обязательное задание<text:tab/>4</text:a></text:p>
          <text:p text:style-name="P14"><text:a xlink:type="simple" xlink:href="#__RefHeading___Toc443_283474543" text:style-name="Index_20_Link" text:visited-style-name="Index_20_Link">2. Дополнительное задание №1<text:tab/>5</text:a></text:p>
          <text:p text:style-name="P14"><text:a xlink:type="simple" xlink:href="#__RefHeading___Toc445_283474543" text:style-name="Index_20_Link" text:visited-style-name="Index_20_Link">3. Дополнительное задание №2<text:tab/>5</text:a></text:p>
          <text:p text:style-name="P14"><text:a xlink:type="simple" xlink:href="#__RefHeading___Toc447_283474543" text:style-name="Index_20_Link" text:visited-style-name="Index_20_Link">4. Дополнительное задание №3<text:tab/>5</text:a></text:p>
          <text:p text:style-name="P14"><text:a xlink:type="simple" xlink:href="#__RefHeading___Toc449_283474543" text:style-name="Index_20_Link" text:visited-style-name="Index_20_Link">5. Дополнительное задание №4<text:tab/>5</text:a></text:p>
          <text:p text:style-name="P13"><text:a xlink:type="simple" xlink:href="#__RefHeading___Toc451_283474543" text:style-name="Index_20_Link" text:visited-style-name="Index_20_Link">Вывод<text:tab/>5</text:a></text:p>
          <text:p text:style-name="P13"><text:a xlink:type="simple" xlink:href="#__RefHeading___Toc453_283474543" text:style-name="Index_20_Link" text:visited-style-name="Index_20_Link">Список литературы<text:tab/>5</text:a></text:p>
        </text:index-body>
      </text:table-of-content>
      <text:p text:style-name="P3"/>
      <text:h text:style-name="P5" text:outline-level="1"><text:bookmark-start text:name="__RefHeading___Toc437_283474543"/>Текст задания<text:bookmark-end text:name="__RefHeading___Toc437_283474543"/></text:h>
      <text:p text:style-name="P6">1. Определить номер варианта как остаток деления на 36 последних двух цифр своего идентификационного номера в ISU. В случае, если в данный день недели нет занятий, то увеличить номер варианта на восемь.</text:p>
      <text:p text:style-name="P6">2. Изучить форму Бэкуса-Наура.</text:p>
      <text:p text:style-name="P6">3. Изучить основные принципы организации формальных грамматик.</text:p>
      <text:p text:style-name="P6">4. Изучить особенности языков разметки/форматов JSON, YAML, XML.</text:p>
      <text:p text:style-name="P7">5. Понять устройство страницы с расписанием на примере расписания лектора: <text:a xlink:type="simple" xlink:href="https://itmo.ru/ru/schedule/3/125598/raspisanie_zanyatiy.htm" text:style-name="Internet_20_link" text:visited-style-name="Visited_20_Internet_20_Link">https://itmo.ru/ru/schedule/3/125598/raspisanie_zanyatiy.htm</text:a></text:p>
      <text:p text:style-name="P6">6. Исходя из структуры расписания конкретного дня, сформировать файл с расписанием в формате, указанном в задании в качестве исходного. При этом необходимо, чтобы в выбранном дне было не менее двух занятий (можно использовать своё персональное). В случае, если в данный день недели нет таких занятий, то увеличить номер варианта ещё на восемь.</text:p>
      <text:p text:style-name="P6">7. <text:span text:style-name="T5">Обязательное задание</text:span> (позволяет набрать до 45 процентов от максимального числа баллов БаРС за данную лабораторную): написать программу на языке Python 3.x, которая бы осуществляла парсинг и конвертацию исходного файла в новый путём простой замены метасимволов исходного формата на метасимволы результирующего формата.</text:p>
      <text:p text:style-name="P6">8. Нельзя использовать готовые библиотеки, в том числе регулярные выражения в Python и библиотеки для загрузки XML-файлов.</text:p>
      <text:p text:style-name="P6">9. <text:span text:style-name="T5">Дополнительное задание </text:span><text:span text:style-name="T6">№</text:span><text:span text:style-name="T5">1</text:span> (позволяет набрать +10 процентов от максимального числа баллов БаРС за данную лабораторную).</text:p>
      <text:p text:style-name="P6"><text:tab/>a) Найти готовые библиотеки, осуществляющие аналогичный парсинг и конвертацию файлов.</text:p>
      <text:p text:style-name="P6"><text:tab/>b) Переписать исходный код, применив найденные библиотеки. Регулярные выражения также нельзя использовать.</text:p>
      <text:p text:style-name="P6"><text:tab/>c) Сравнить полученные результаты и объяснить их сходство/различие. Объяснение должно быть отражено в отчёте.</text:p>
      <text:p text:style-name="P6">10. <text:span text:style-name="T5">Дополнительное задание </text:span><text:span text:style-name="T6">№</text:span><text:span text:style-name="T5">2</text:span> (позволяет набрать +10 процентов от максимального числа баллов БаРС за данную лабораторную).</text:p>
      <text:p text:style-name="P6"><text:tab/>a) Переписать исходный код, добавив в него использование регулярных выражений.</text:p>
      <text:p text:style-name="P6"><text:tab/>b) Сравнить полученные результаты и объяснить их сходство/различие. Объяснение должно быть отражено в</text:p>
      <text:p text:style-name="P6">отчёте.</text:p>
      <text:p text:style-name="P6"><text:soft-page-break/>11. <text:span text:style-name="T5">Дополнительное задание </text:span><text:span text:style-name="T7">№</text:span><text:span text:style-name="T5">3</text:span> (позволяет набрать +25 процентов от максимального числа баллов БаРС за данную лабораторную).</text:p>
      <text:p text:style-name="P6"><text:tab/>а) Переписать исходный код таким образом, чтобы для решения задачи использовались формальные грамматики. То есть ваш код должен уметь осуществлять парсинг и конвертацию любых данных, представленных в исходном формате, в данные, представленные в результирующем формате: как с готовыми библиотеками из дополнительного задания <text:span text:style-name="T4">№</text:span>1.</text:p>
      <text:p text:style-name="P6"><text:tab/>b) Проверку осуществить как минимум для расписания с двумя учебными днями по два занятия в каждом.</text:p>
      <text:p text:style-name="P6"><text:tab/>с) Сравнить полученные результаты и объяснить их сходство/различие. Объяснение должно быть отражено в отчёте.</text:p>
      <text:p text:style-name="P6">12. <text:span text:style-name="T5">Дополнительное задание </text:span><text:span text:style-name="T8">№</text:span><text:span text:style-name="T5">4</text:span><text:span text:style-name="T10"> </text:span>(позволяет набрать +5 процентов от максимального числа баллов БаРС за данную лабораторную).</text:p>
      <text:p text:style-name="P6"><text:tab/>a) Используя свою исходную программу из обязательного задания и программы из дополнительных заданий, сравнить стократное время выполнения парсинга + конвертации в цикле.</text:p>
      <text:p text:style-name="P6"><text:tab/>b) Проанализировать полученные результаты и объяснить их сходство/различие. Объяснение должно быть отражено в отчёте.</text:p>
      <text:p text:style-name="P6">13. <text:span text:style-name="T5">Дополнительное задание </text:span><text:span text:style-name="T9">№</text:span><text:span text:style-name="T5">5</text:span> (позволяет набрать +5 процентов от максимального числа баллов БаРС за данную лабораторную).</text:p>
      <text:p text:style-name="P6"><text:tab/>a) Переписать исходную программу, чтобы она осуществляла парсинг и конвертацию исходного файла в любой другой формат (кроме JSON, YAML, XML, HTML): PROTOBUF, TSV, CSV, WML и т.п.</text:p>
      <text:p text:style-name="P6"><text:tab/>b) Проанализировать полученные результаты, объяснить особенности использования формата. Объяснение должно быть отражено в отчёте.</text:p>
      <text:p text:style-name="P6">14. Проверить, что все пункты задания выполнены и выполнены верно.</text:p>
      <text:p text:style-name="P6">15. Написать отчёт о проделанной работе.</text:p>
      <text:p text:style-name="P6">16. Подготовиться к устным вопросам на защите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№ варианта</text:p>
          </table:table-cell>
          <table:table-cell table:style-name="Table1.A1" office:value-type="string">
            <text:p text:style-name="P9">Исходный формат</text:p>
          </table:table-cell>
          <table:table-cell table:style-name="Table1.A1" office:value-type="string">
            <text:p text:style-name="P9">Результирующий формат</text:p>
          </table:table-cell>
          <table:table-cell table:style-name="Table1.D1" office:value-type="string">
            <text:p text:style-name="P9">День недели</text:p>
          </table:table-cell>
        </table:table-row>
        <table:table-row>
          <table:table-cell table:style-name="Table1.A2" office:value-type="string">
            <text:p text:style-name="P10">1<text:span text:style-name="T12">8</text:span></text:p>
          </table:table-cell>
          <table:table-cell table:style-name="Table1.A2" office:value-type="string">
            <text:p text:style-name="P11">JSON</text:p>
          </table:table-cell>
          <table:table-cell table:style-name="Table1.A2" office:value-type="string">
            <text:p text:style-name="P10">XML</text:p>
          </table:table-cell>
          <table:table-cell table:style-name="Table1.D2" office:value-type="string">
            <text:p text:style-name="P12">Четверг</text:p>
          </table:table-cell>
        </table:table-row>
      </table:table>
      <text:h text:style-name="P16" text:outline-level="1"><text:bookmark-start text:name="__RefHeading___Toc439_283474543"/>Основные этапы выполнения<text:bookmark-end text:name="__RefHeading___Toc439_283474543"/></text:h>
      <text:p text:style-name="P30">Репозиторий - <text:a xlink:type="simple" xlink:href="https://github.com/rmntim/cs-lab4/" text:style-name="Internet_20_link" text:visited-style-name="Visited_20_Internet_20_Link">https://github.com/rmntim/cs-lab4</text:a></text:p>
      <text:h text:style-name="Heading_20_2" text:outline-level="2"><text:bookmark-start text:name="__RefHeading___Toc441_283474543"/>1. Обязательное задание<text:bookmark-end text:name="__RefHeading___Toc441_283474543"/></text:h>
      <text:p text:style-name="Text_20_body">Исходный код программы в <text:span text:style-name="T13">директории </text:span><text:span text:style-name="T16">tasks/main</text:span><text:span text:style-name="T13">, </text:span><text:span text:style-name="T14">исходный json файл — </text:span><text:span text:style-name="T15">input.json</text:span><text:span text:style-name="T14">.</text:span></text:p>
      <text:h text:style-name="Heading_20_2" text:outline-level="2"><text:bookmark-start text:name="__RefHeading___Toc443_283474543"/><text:soft-page-break/>2. Дополнительное задание №1<text:bookmark-end text:name="__RefHeading___Toc443_283474543"/></text:h>
      <text:p text:style-name="P24">Исходный код программы в <text:span text:style-name="T13">директории </text:span><text:span text:style-name="T16">tasks/</text:span><text:span text:style-name="T17">bonus1</text:span><text:span text:style-name="T13">, </text:span><text:span text:style-name="T14">исходный json файл — </text:span><text:span text:style-name="T15">input.json</text:span><text:span text:style-name="T14">.</text:span></text:p>
      <text:h text:style-name="Heading_20_2" text:outline-level="2"><text:bookmark-start text:name="__RefHeading___Toc445_283474543"/><text:span text:style-name="T21">3</text:span>. Дополнительное задание №<text:span text:style-name="T22">2</text:span><text:bookmark-end text:name="__RefHeading___Toc445_283474543"/></text:h>
      <text:p text:style-name="P25">Исходный код программы в <text:span text:style-name="T13">директории </text:span><text:span text:style-name="T16">tasks/</text:span><text:span text:style-name="T17">bonus</text:span><text:span text:style-name="T18">2</text:span><text:span text:style-name="T13">, </text:span><text:span text:style-name="T14">исходный json файл — </text:span><text:span text:style-name="T15">input.json</text:span><text:span text:style-name="T14">.</text:span></text:p>
      <text:h text:style-name="Heading_20_2" text:outline-level="2"><text:bookmark-start text:name="__RefHeading___Toc447_283474543"/><text:span text:style-name="T23">4</text:span>. Дополнительное задание №<text:span text:style-name="T23">3</text:span><text:bookmark-end text:name="__RefHeading___Toc447_283474543"/></text:h>
      <text:p text:style-name="P26">Исходный код программы в <text:span text:style-name="T13">директории </text:span><text:span text:style-name="T16">tasks/</text:span><text:span text:style-name="T17">bonus</text:span><text:span text:style-name="T19">3</text:span><text:span text:style-name="T13">, </text:span><text:span text:style-name="T14">исходный json файл — </text:span><text:span text:style-name="T19">bonus­3_</text:span><text:span text:style-name="T15">input.json</text:span><text:span text:style-name="T14">.</text:span></text:p>
      <text:h text:style-name="Heading_20_2" text:outline-level="2"><text:bookmark-start text:name="__RefHeading___Toc449_283474543"/><text:span text:style-name="T24">5</text:span>. Дополнительное задание №<text:span text:style-name="T25">4</text:span><text:bookmark-end text:name="__RefHeading___Toc449_283474543"/></text:h>
      <text:p text:style-name="P27">Исходный код программы в <text:span text:style-name="T26">файле</text:span><text:span text:style-name="T13"> </text:span><text:span text:style-name="T16">tasks/</text:span><text:span text:style-name="T17">bonus</text:span><text:span text:style-name="T20">4.py</text:span><text:span text:style-name="T13">, </text:span><text:span text:style-name="T14">исходный json файл — </text:span><text:span text:style-name="T15">input.json</text:span><text:span text:style-name="T14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Задание</text:p>
          </table:table-cell>
          <table:table-cell table:style-name="Table2.B1" office:value-type="string">
            <text:p text:style-name="P22">Время выполнения</text:p>
          </table:table-cell>
        </table:table-row>
        <table:table-row>
          <table:table-cell table:style-name="Table2.A2" office:value-type="string">
            <text:p text:style-name="P23">Обязательное</text:p>
          </table:table-cell>
          <table:table-cell table:style-name="Table2.B2" office:value-type="string">
            <text:p text:style-name="P23">0.107620 сек.</text:p>
          </table:table-cell>
        </table:table-row>
        <table:table-row>
          <table:table-cell table:style-name="Table2.A2" office:value-type="string">
            <text:p text:style-name="P23">Дополнительное №1</text:p>
          </table:table-cell>
          <table:table-cell table:style-name="Table2.B2" office:value-type="string">
            <text:p text:style-name="P23">0.0082329 сек.</text:p>
          </table:table-cell>
        </table:table-row>
        <table:table-row>
          <table:table-cell table:style-name="Table2.A2" office:value-type="string">
            <text:p text:style-name="P23">Дополнительное №2</text:p>
          </table:table-cell>
          <table:table-cell table:style-name="Table2.B2" office:value-type="string">
            <text:p text:style-name="P23">0.090087 сек.</text:p>
          </table:table-cell>
        </table:table-row>
        <table:table-row>
          <table:table-cell table:style-name="Table2.A2" office:value-type="string">
            <text:p text:style-name="P23">Дополнительное №3</text:p>
          </table:table-cell>
          <table:table-cell table:style-name="Table2.B2" office:value-type="string">
            <text:p text:style-name="P23">0.1009478 сек.</text:p>
          </table:table-cell>
        </table:table-row>
      </table:table>
      <text:p text:style-name="P28"/>
      <text:p text:style-name="P29">Обязательное задание имеет самое большое время выполнения, так как использует возможности исключительно <text:span text:style-name="T27">языка</text:span> Python, в отличие от доп. задания №2, где используются регулярные выражения, реализованные в Python через модуль, написанный на языке C, и доп. задания №1, использующего готовую библиотеку JSON, которая внутри также использует регулярные выражения и является более оптимизированной для конкретной задачи парсинга JSON. <text:span text:style-name="T27">Решение, использующее формальные грамматики отличается от решения без них минимально, так как по сути использует те же механизмы языка Python.</text:span></text:p>
      <text:h text:style-name="P17" text:outline-level="1"><text:bookmark-start text:name="__RefHeading___Toc451_283474543"/>Вывод<text:bookmark-end text:name="__RefHeading___Toc451_283474543"/></text:h>
      <text:p text:style-name="P31">Во время выполнения лабораторной работы я узнал о языках разметки JSON и <text:span text:style-name="T28">X</text:span>ML, научился <text:span text:style-name="T29">парсить ихи </text:span>переводить один в другой с помощью средств языка Python, <text:span text:style-name="T30">н</text:span>аучился работать с некоторыми библиотеками для парсинга, такими как json и <text:span text:style-name="T29">xml.</text:span></text:p>
      <text:h text:style-name="P18" text:outline-level="1"><text:bookmark-start text:name="__RefHeading___Toc453_283474543"/>Список литературы<text:bookmark-end text:name="__RefHeading___Toc453_283474543"/></text:h>
      <text:p text:style-name="P32"><text:span text:style-name="T31">1. Балакшин П.В., Соснин В.В., Калинин И.В., Малышева Т.А., Раков С.В., Рущенко Н.Г., Дергачев А.М. Информатика: лабораторные работы и тесты: Учебно-методическое пособие / Рецензент: Поляков В.И. - Санкт-Петербург: Университет ИТМО, 2019. - 56 с. </text:span><text:a xlink:type="simple" xlink:href="https://books.ifmo.ru/book/2248/informatika:_laboratornye_raboty_i_testy:_uchebnometodicheskoe_posobie_/_recenzent:_polyakov_v.i..htm" text:style-name="Internet_20_link" text:visited-style-name="Visited_20_Internet_20_Link"><text:span text:style-name="T31">https://books.ifmo.ru/book/2248/informatika:_laboratornye_raboty_i_testy:_uchebnometodicheskoe_posobie_/_recenzent:_polyakov_v.i..htm</text:span></text:a></text:p>
      <text:p text:style-name="P33">2. Грошев А.С. Г89 Информатика: Учебник для вузов / А.С. Грошев. – Архангельск, Арханг. гос. техн. ун-т, 2010. -470с.</text:p>
      <text:p text:style-name="P33"><text:a xlink:type="simple" xlink:href="https://narfu.ru/university/library/books/0690.pdf" text:style-name="Internet_20_link" text:visited-style-name="Visited_20_Internet_20_Link">https://narfu.ru/university/library/books/0690.pdf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90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945in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68</meta:editing-cycles>
    <meta:creation-date>2023-09-16T15:24:00</meta:creation-date>
    <dc:date>2023-10-29T12:14:19.300626823</dc:date>
    <meta:editing-duration>PT1H1M41S</meta:editing-duration>
    <meta:generator>LibreOffice/7.5.7.1$Linux_X86_64 LibreOffice_project/50$Build-1</meta:generator>
    <meta:document-statistic meta:table-count="2" meta:image-count="0" meta:object-count="0" meta:page-count="5" meta:paragraph-count="89" meta:word-count="846" meta:character-count="6510" meta:non-whitespace-character-count="5735"/>
    <meta:user-defined meta:name="AppVersion">16.0000</meta:user-defined>
    <meta:template xlink:type="simple" xlink:actuate="onRequest" xlink:title="Normal" xlink:href=""/>
  </office:meta>
</office:document-meta>
</file>